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line-height="150%" fo:text-align="start" style:justify-single-word="false"/>
    </style:style>
    <style:style style:name="P5" style:family="paragraph" style:parent-style-name="Text_20_body">
      <style:paragraph-properties fo:line-height="200%"/>
    </style:style>
    <style:style style:name="P6" style:family="paragraph" style:parent-style-name="Standard" style:list-style-name="L1">
      <style:paragraph-properties fo:line-height="200%" fo:text-align="start" style:justify-single-word="false"/>
    </style:style>
    <style:style style:name="P7" style:family="paragraph" style:parent-style-name="Heading_20_1">
      <style:paragraph-properties fo:line-height="150%" fo:text-align="center" style:justify-single-word="false"/>
    </style:style>
    <style:style style:name="P8" style:family="paragraph" style:parent-style-name="Heading_20_3">
      <style:paragraph-properties fo:line-height="150%" fo:text-align="start" style:justify-single-word="false"/>
    </style:style>
    <style:style style:name="P9" style:family="paragraph" style:parent-style-name="Heading_20_3">
      <style:paragraph-properties fo:line-height="200%"/>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sting Theories Of The Choice To Vote Via Predictive Analytics: A Prospectus</text:h>
      <text:h text:style-name="P8" text:outline-level="3">Introduction</text:h>
      <text:p text:style-name="P3"><text:tab/>The most exciting phrase to hear in science, the one that heralds new discoveries, is not 'Eureka!', but 'That's funny …'</text:p>
      <text:p text:style-name="P4"><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gives each variable in the data set the chance to demonstrate its predictive ability. The algorithm parses the dataset in a manner that both enables the comparison of different theories' predictions and the <text:soft-page-break/>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5">α</text:span> determining whether a connection is found (Verzani 2005). Due to the low threshold of <text:span text:style-name="T5">α</text:span>, and the potential for false positives and manipulation, political science's approach can lead to questionable conclusions.</text:p>
      <text:p text:style-name="P2"><text:tab/>Although our dependence on statistical significance requires a willingness to accept some uncertainty, it has some demonstrable problems in its practice, making conclusions drawn from it <text:soft-page-break/>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4">models have allowed for theoretical advancements.</text:span></text:p>
      <text:p text:style-name="P2"><text:tab/>Predictive modeling, while uncommon in political science, is advanced in at least one subdiscipline of political science: forecasting elections. As Mayer points out in his summation of <text:soft-page-break/>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difficulty means it should not be discarded, but embraced, as it allows us to demand increased rigor from theory. When a theory's chosen indicators are capable of predicting out of sample data, that theory <text:soft-page-break/>gains additional credibility as an explanation, and both theorists and methodologists benefit from such measurement (King 2014). Predictive modeling gives directional measurement, preventing the theoretical capriciousness Shapiro discusses by forcing the theory to be clear in its directional outcome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e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4">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chniques described by Kuhn and Johnson (2013).</text:span> This approach, known as the Best Subset in Validation Algorithm (BeSiVa, for short), should enable predictive modeling as a means of making predictions and testing theory, looking specifically at the choice to vote.</text:p>
      <text:p text:style-name="P2"><text:soft-page-break/></text:p>
      <text:h text:style-name="P9"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text:soft-page-break/>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7127611576697501843" text:style-name="L1">
        <text:list-item>
          <text:p text:style-name="P6">Divide the data at random into two subsets: training (to estimate models) and test (to determine how well the models work) sets</text:p>
        </text:list-item>
        <text:list-item>
          <text:p text:style-name="P6">Estimate one variable models using the training data for each variable in the data set</text:p>
        </text:list-item>
        <text:list-item>
          <text:p text:style-name="P6">Test each model by predicting the dependent variable outcomes in the test data</text:p>
          <text:list>
            <text:list-item>
              <text:p text:style-name="P6"><text:s/>Get the percent of dependent variables correctly predicted for each model</text:p>
            </text:list-item>
          </text:list>
        </text:list-item>
        <text:list-item>
          <text:p text:style-name="P6">Record whichever predictor has the highest PCP (the “best” predictor)</text:p>
          <text:list>
            <text:list-item>
              <text:p text:style-name="P6">remove this predictor from the list of predictors to iterate over</text:p>
            </text:list-item>
          </text:list>
        </text:list-item>
        <text:list-item>
          <text:p text:style-name="P6">Return to step two, but keep the best predictor in all estimated models. </text:p>
        </text:list-item>
        <text:list-item>
          <text:p text:style-name="P6">Repeat steps 2-5 for as many variables as desired, adding the best predictors to the model</text:p>
          <text:list>
            <text:list-item>
              <text:p text:style-name="P6">(Optional: State a minimum increase in PCP. If no variable increases the PCP by the minimum, stop the algorithm)</text:p>
            </text:list-item>
          </text:list>
        </text:list-item>
      </text:list>
      <text:p text:style-name="P2"><text:soft-page-break/><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someone voted in 2008 as a possible predictor. Once that variable was removed from consideration, party identification (partyid) became the first variable to show relevance, leading to a correct prediction of 76.8% of observations in the holdout set. The next most relevant predictor was another measure of education (degree), leading to 79.7% correctly predicted among the holdout set (the original measure was up there, but had slightly fewer correct predictions, leading to degree's prominenc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for further research.</text:p>
      <text:p text:style-name="P2"/>
      <text:h text:style-name="P9" text:outline-level="3">A Plan for the Dissertation</text:h>
      <text:p text:style-name="P2"><text:tab/>My plan for this dissertation revolves around two distinct objectives: demonstrating the utility of BeSiVa to make predictions on collections of data, and comparing the algorithm against alternative approaches. These alternatives include theoretically driven models, as well as variations on the <text:soft-page-break/>algorithm. In chapter one, I will lay out a more advanced description of the algorithm described above, describing how it can be used to make predictions, and then making them on the GSS in a more systemic fashion. I will apply BeSiVa to the GSS and make comparisons with the alternative approaches using its predictions and inferential statistics. I will compare the algorithm's outputs to other approaches in the literature such as Campbell et al. (1960), Key (1966), and Rosenstone and Hansen (1993). In doing so, I will argue that by the criterion of prediction, some theories in the literature are more capable of predicting the choice to vote than others, demonstrating how predictive modeling and the BeSiVa algorithm add a new means of evaluating theory.</text:p>
      <text:p text:style-name="P2"><text:tab/>In its consideration of the data, BeSiVa's proposed models currently tend to select fewer variables than the models proposed by theory. Despite this, a set of questions concerning the algorithm's use of the data remain, and will be explored in the second chapter. Chapter two will feature a discussion of BeSiVa as it compares to variations on the algorithm's design. This chapter will feature the predictions of the algorithm using different targets, datasets used for prediction. These variations will focus on what data that is used, especially looking at what happens when the entire data set is predicted, with no data held out separately for testing. Another variation features multiple holdout sets, dealing with the possibility of an unrepresentative set o <text:s/>held out data by adding a step to BeSiVa, in which several subsets of the data are tested, and the PCPs are averaged. All variations on the algorithm will continue to use the GSS data, making comparisons to the models proposed by the original algorithm and the theoretical approaches in chapter one. Through this comparison of algorithmic variations, chapter two will elaborate on the use of predictive approaches to exploring data, further testing the algorithm and the theoretical explanations of the choice to vote. </text:p>
      <text:p text:style-name="P2"><text:tab/>Having explored the algorithm, as well as variations thereof, Chapter three will focus on using the algorithm to compare predictors of the choice to vote across different electoral contexts. Using the GSS's data, the choice to vote in different elections will be tested using the algorithm, noting whether <text:soft-page-break/>the relevant predictors remain constant or vary. In addition to looking at the algorithm's predictions over time, the chapter will discuss how the algorithm's models compare to theory in terms of the accuracy of the predictions and the independent variables each recommends. This should allow for a comparison of the predictive models to the theoretical approach and offer a suggestion of the theoretical models' veracity, with concurrence indicating further verification of theory. This comparison represents a demonstration of predictive modeling's capability to explain the choice to vote in terms of what variables lead to the best predictions on the data. In doing so, BeSiVa, in its current or modified form (based on the findings of Chapter two), will challenge or verify theory in order to create a new understanding of predictive modeling and the choice to vote.</text:p>
      <text:p text:style-name="P2"><text:tab/>The BeSiVa algorithm represented an attempt to solve a specific problem for a campaign, involving a question of many variables and little direction. Using this algorithm, my solution, on publicly available data for the first time, I uncovered a set of findings that suggest both verification of and challenges to existing theory. For this reason, I will examine GSS data with my algorithm, using the results as a means of reconsidering theory. I also plan to evaluate the algorithm in terms of differing conceptions of predictive modeling, looking at alternative data to make predictions. In doing so, I intend to challenge theory, using my approach as a new means of evaluating theorists' arguments. This approach challenges theory on a new dimension, using predictive modeling to force explanations to be held up not only to inferential statistics, but to a new criterion: prediction. Such an approach demands additional rigor, requiring explanations that hold up to further scrutiny. For my dissertation I plan to turn a means of applying this criterion to explore relevant theories and use the models the approach suggests to verify or challenge theories that relate to the choice to vote. This algorithm I created, designed to determine a set of useful predictors from a large collection of possibilities, will allow me to use large data sets as a means of reconsidering the question of the choice to vo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11T23:07:29</dc:date>
    <dc:creator>Benjamin Rogers</dc:creator>
    <meta:editing-duration>P1DT21H15M36S</meta:editing-duration>
    <meta:editing-cycles>1076</meta:editing-cycles>
    <meta:generator>OpenOffice/4.1.2$Unix OpenOffice.org_project/412m3$Build-9782</meta:generator>
    <meta:document-statistic meta:table-count="0" meta:image-count="0" meta:object-count="0" meta:page-count="10" meta:paragraph-count="38" meta:word-count="3371" meta:character-count="21733"/>
  </office:meta>
</office:document-meta>
</file>